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</style:style>
    <style:style style:name="P6" style:family="paragraph" style:parent-style-name="Standard" style:list-style-name="L1">
      <style:paragraph-properties fo:margin-left="-0.25in" fo:margin-right="0in" fo:text-align="start" style:justify-single-word="false" fo:text-indent="0in" style:auto-text-indent="false"/>
    </style:style>
    <style:style style:name="P7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-start text:name="__DdeLink__21_508757341"/>Autobiography in Five Chapters</text:p>
      <text:p text:style-name="P1"/>
      <text:p text:style-name="P1">by: Nyoshul Khenpo</text:p>
      <text:p text:style-name="P1"/>
      <text:p text:style-name="P1">One</text:p>
      <text:list xml:id="list1891934674" text:style-name="L1">
        <text:list-header>
          <text:p text:style-name="P3"/>
          <text:p text:style-name="P5">I walk down the street,</text:p>
          <text:p text:style-name="P5"><text:bookmark-start text:name="__DdeLink__0_508757341"/>There is a deep hole in the sidewalk.</text:p>
          <text:p text:style-name="P5">I fall in.</text:p>
          <text:p text:style-name="P5">I am lost...I am hopeless.</text:p>
          <text:p text:style-name="P5">It isn't my fault</text:p>
          <text:p text:style-name="P5">It takes forever to find a way out.<text:bookmark-end text:name="__DdeLink__0_508757341"/></text:p>
        </text:list-header>
      </text:list>
      <text:p text:style-name="P2"/>
      <text:p text:style-name="P1">Two</text:p>
      <text:p text:style-name="P1"/>
      <text:p text:style-name="P2"><text:bookmark-start text:name="__DdeLink__3_508757341"/>I walk down the same street.<text:bookmark-end text:name="__DdeLink__3_508757341"/></text:p>
      <text:list xml:id="list1177747907" text:continue-numbering="true" text:style-name="L1">
        <text:list-header>
          <text:p text:style-name="P5"><text:bookmark-start text:name="__DdeLink__5_508757341"/>There is a deep hole in the sidewalk.<text:bookmark-end text:name="__DdeLink__5_508757341"/></text:p>
          <text:p text:style-name="P5">I pretend I don't see it.</text:p>
          <text:p text:style-name="P7">I fall in again.</text:p>
          <text:p text:style-name="P7">I can't believe I'm in the same place.</text:p>
          <text:p text:style-name="P5">But tt isn't my fault</text:p>
          <text:p text:style-name="P5">It takes a long time to find a way out.</text:p>
        </text:list-header>
      </text:list>
      <text:p text:style-name="P1"/>
      <text:p text:style-name="P1">Three</text:p>
      <text:p text:style-name="P1"/>
      <text:p text:style-name="P2"><text:bookmark-start text:name="__DdeLink__7_508757341"/>I walk down the same street.</text:p>
      <text:list xml:id="list196684996" text:continue-numbering="true" text:style-name="L1">
        <text:list-header>
          <text:p text:style-name="P5">There is a deep hole in the sidewalk.<text:bookmark-end text:name="__DdeLink__7_508757341"/></text:p>
          <text:p text:style-name="P5">I see it there.</text:p>
          <text:p text:style-name="P5">I still fall in...it's a habit.</text:p>
          <text:p text:style-name="P5">My eyes are open.</text:p>
          <text:p text:style-name="P5">I know where I am.</text:p>
          <text:p text:style-name="P5">It is my fault.</text:p>
          <text:p text:style-name="P5">I get out immediately.</text:p>
          <text:p text:style-name="P6"/>
        </text:list-header>
      </text:list>
      <text:p text:style-name="P1"/>
      <text:p text:style-name="P1">Four</text:p>
      <text:p text:style-name="P1"/>
      <text:p text:style-name="P2">I walk down the same street.</text:p>
      <text:list xml:id="list398918789" text:continue-numbering="true" text:style-name="L1">
        <text:list-header>
          <text:p text:style-name="P5">There is a deep hole in the sidewalk.</text:p>
          <text:p text:style-name="P5">I walk around it.</text:p>
        </text:list-header>
      </text:list>
      <text:p text:style-name="P1"/>
      <text:p text:style-name="P1">Five</text:p>
      <text:p text:style-name="P1"/>
      <text:p text:style-name="P2">I walk down another street.<text:bookmark-end text:name="__DdeLink__21_5087573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10T19:36:50</meta:creation-date>
    <dc:date>2012-12-10T19:46:19</dc:date>
    <meta:editing-duration>PT9M31S</meta:editing-duration>
    <meta:editing-cycles>3</meta:editing-cycles>
    <meta:generator>LibreOffice/3.3$Unix LibreOffice_project/330m19$Build-401</meta:generator>
    <meta:document-statistic meta:table-count="0" meta:image-count="0" meta:object-count="0" meta:page-count="1" meta:paragraph-count="32" meta:word-count="157" meta:character-count="713"/>
  </office:meta>
</office:document-meta>
</file>